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7.542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11.601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Mono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Mono;Courier New" fo:font-size="12pt" style:letter-kerning="true" fo:language="ru" fo:country="RU" style:language-asian="hi" style:country-asian="IN" style:font-name-asian="Mangal" style:font-name-complex="Liberation Mono;Courier New" style:font-size-asian="12pt" style:font-size-complex="12pt"/>
    </style:style>
    <style:style style:name="T3" style:family="text">
      <style:text-properties style:use-window-font-color="true" style:font-name="Liberation Mono;Courier New" fo:font-size="12pt" style:letter-kerning="true" style:language-asian="hi" style:country-asian="IN" style:font-name-asian="Mangal" style:font-name-complex="Liberation Mono;Courier New" style:font-size-asian="12pt" style:font-size-complex="12pt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Кот и коробк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row table:style-name="ro1">
          <table:table-cell table:number-columns-repeated="3"/>
          <table:table-cell office:value-type="string" calcext:value-type="string">
            <text:p>Технический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место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объект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место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место(30), место(10)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место(30), объект(20)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мир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мир(60), место(10)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кот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кот(80), объект(20)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место(3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место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место(110), место(3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место(1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место(110), кот(8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место(110), state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ate creation</text:p>
          </table:table-cell>
          <table:table-cell office:value-type="string" calcext:value-type="string">
            <text:p>место(11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место(110), мир(60)</text:p>
          </table:table-cell>
          <table:table-cell table:number-columns-repeated="6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ate crawler</text:p>
          </table:table-cell>
          <table:table-cell office:value-type="string" calcext:value-type="string">
            <text:p>место(110)[1]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контейнер</text:p>
          </table:table-cell>
          <table:table-cell table:number-columns-repeated="6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контейнер(200), место(10)</text:p>
          </table:table-cell>
          <table:table-cell table:number-columns-repeated="6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содержимое</text:p>
          </table:table-cell>
          <table:table-cell table:number-columns-repeated="6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содержимое(220), множество(proto)</text:p>
          </table:table-cell>
          <table:table-cell table:number-columns-repeated="6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элемент(proto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элемент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элемент(250), элемент(proto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<text:span text:style-name="T1">элемент(250), </text:span>содержимое(22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элементы(proto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элементы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элементы(290), элементы(proto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элементы(290), содержимое(22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множество.rule-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множество.rule-1, содержимое(22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элемент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элемент(340), объект(20)</text:p>
          </table:table-cell>
          <table:table-cell table:number-columns-repeated="6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элемент(340), содержимое(220)</text:p>
          </table:table-cell>
          <table:table-cell table:number-columns-repeated="6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mponent crawler</text:p>
          </table:table-cell>
          <table:table-cell office:value-type="string" calcext:value-type="string">
            <text:p>элемент(25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otion merge</text:p>
          </table:table-cell>
          <table:table-cell office:value-type="string" calcext:value-type="string">
            <text:p>элемент(340), элемент(25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omponent ref</text:p>
          </table:table-cell>
          <table:table-cell office:value-type="string" calcext:value-type="string">
            <text:p>“элемент”</text:p>
          </table:table-cell>
          <table:table-cell table:number-columns-repeated="6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omponent ref</text:p>
          </table:table-cell>
          <table:table-cell office:value-type="string" calcext:value-type="string">
            <text:p>(390), “место”</text:p>
          </table:table-cell>
          <table:table-cell table:number-columns-repeated="6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arent ref</text:p>
          </table:table-cell>
          <table:table-cell table:number-columns-repeated="6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(400), (410)</text:p>
          </table:table-cell>
          <table:table-cell table:number-columns-repeated="6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(420), содержимое(220)</text:p>
          </table:table-cell>
          <table:table-cell table:number-columns-repeated="6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коробка</text:p>
          </table:table-cell>
          <table:table-cell table:number-columns-repeated="6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коробка(440), контейнер(200)</text:p>
          </table:table-cell>
          <table:table-cell table:number-columns-repeated="6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содержимое(22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содержимое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содержимое(470), содержимое(22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элемент(25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элемент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элемент(500), элемент(25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<text:span text:style-name="T1">элемент(500), </text:span>содержимое(47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элементы(29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элементы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элементы(540), элементы(29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элементы(540), содержимое(47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rule(33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<text:span text:style-name="T1">rule(330)</text:span>, содержимое(47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rule(43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(420), содержимое(47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содержимое(470), коробка(44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otion def</text:p>
          </table:table-cell>
          <table:table-cell office:value-type="string" calcext:value-type="string">
            <text:p>содержимое</text:p>
          </table:table-cell>
          <table:table-cell table:number-columns-repeated="6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содержимое(620), state</text:p>
          </table:table-cell>
          <table:table-cell table:number-columns-repeated="6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ate creation</text:p>
          </table:table-cell>
          <table:table-cell office:value-type="string" calcext:value-type="string">
            <text:p>содержимое(62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содержимое(620), коробка(440)</text:p>
          </table:table-cell>
          <table:table-cell table:number-columns-repeated="6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omponent crawler</text:p>
          </table:table-cell>
          <table:table-cell office:value-type="string" calcext:value-type="string">
            <text:p>содержимое(47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notion merge</text:p>
          </table:table-cell>
          <table:table-cell office:value-type="string" calcext:value-type="string">
            <text:p>содержимое(620), содержимое(47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ate crawler</text:p>
          </table:table-cell>
          <table:table-cell office:value-type="string" calcext:value-type="string">
            <text:p>элементы(54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ate creation</text:p>
          </table:table-cell>
          <table:table-cell office:value-type="string" calcext:value-type="string">
            <text:p>элементы(54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ate extend</text:p>
          </table:table-cell>
          <table:table-cell office:value-type="string" calcext:value-type="string">
            <text:p>(620), (69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ate crawler</text:p>
          </table:table-cell>
          <table:table-cell office:value-type="string" calcext:value-type="string">
            <text:p>элемент(50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ate creation</text:p>
          </table:table-cell>
          <table:table-cell office:value-type="string" calcext:value-type="string">
            <text:p>элемент(50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ate extend</text:p>
          </table:table-cell>
          <table:table-cell office:value-type="string" calcext:value-type="string">
            <text:p>(620), (72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место(110), коробка(440)</text:p>
          </table:table-cell>
          <table:table-cell table:number-columns-repeated="6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ate crawler</text:p>
          </table:table-cell>
          <table:table-cell office:value-type="string" calcext:value-type="string">
            <text:p>место(110)[2]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ule crawler</text:p>
          </table:table-cell>
          <table:table-cell office:value-type="string" calcext:value-type="string">
            <text:p>rule(60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кот(80), содержимое(47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ate crawler</text:p>
          </table:table-cell>
          <table:table-cell office:value-type="string" calcext:value-type="string">
            <text:p>содержимое(470)[1]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ate cause</text:p>
          </table:table-cell>
          <table:table-cell office:value-type="string" calcext:value-type="string">
            <text:p>(620)[1], (170)[2]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ule o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rule crawler</text:p>
          </table:table-cell>
          <table:table-cell office:value-type="string" calcext:value-type="string">
            <text:p>rule(580)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rule o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 table:number-rows-repeated="104849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Факториал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Номер</text:p>
          </table:table-cell>
          <table:table-cell table:style-name="ce3" office:value-type="string" calcext:value-type="string">
            <text:p>Путь</text:p>
          </table:table-cell>
          <table:table-cell table:style-name="ce3" office:value-type="string" calcext:value-type="string">
            <text:p>Узлы</text:p>
          </table:table-cell>
          <table:table-cell table:style-name="ce3" office:value-type="string" calcext:value-type="string">
            <text:p>Тех</text:p>
          </table:table-cell>
          <table:table-cell table:style-name="ce3" office:value-type="string" calcext:value-type="string">
            <text:p>Примечание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факториал_ряд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факториал_ряд(10), числовой_ряд(прото)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stance crawler</text:p>
          </table:table-cell>
          <table:table-cell office:value-type="string" calcext:value-type="string">
            <text:p>числовой_ряд.элемент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элемент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элемент(40), числовой_ряд.элемент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stance_crawler(2)</text:p>
          </table:table-cell>
          <table:table-cell office:value-type="string" calcext:value-type="string">
            <text:p>числовой_ряд.элемент.ключ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ключ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ключ(70), числовой_ряд.элемент.ключ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ключ(70), элемент(4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stance_crawler(2)</text:p>
          </table:table-cell>
          <table:table-cell office:value-type="string" calcext:value-type="string">
            <text:p>числовой_ряд.элемент.значение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значе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значение(110), числовой_ряд.элемент.значение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значение(110), элемент(4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элемент(40), факториал_ряд(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числовой_ряд.элементы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элемент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элементы(160), числовой_ряд.элементы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элементы(160), факториал_ряд(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rule(proto.множество-1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ule(proto.множество-1), факториал_ряд(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числовой_ряд.начало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начало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начало(220), числовой_ряд.начало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начало(220), факториал_ряд(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числовой_ряд.конец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конец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конец(260), числовой_ряд.конец(prot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конец(260), факториал_ряд(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rule(proto.последовательность-1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ule(proto.последовательность-1), факториал_ряд(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rule(proto.последовательность-2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ule(proto.последовательность-2), факториал_ряд(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rule(proto.последовательность-3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ule(proto.последовательность-3), факториал_ряд(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начало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начало(350), число.1(base)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начало(350), факториал_ряд(10)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omponent_crawler</text:p>
          </table:table-cell>
          <table:table-cell office:value-type="string" calcext:value-type="string">
            <text:p>начало(22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otion_merge</text:p>
          </table:table-cell>
          <table:table-cell office:value-type="string" calcext:value-type="string">
            <text:p>начало(350), начало(2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этот момент происходит проверка всех условий сущности факторал_ряд на непротиворечивость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omponent_ref</text:p>
          </table:table-cell>
          <table:table-cell office:value-type="string" calcext:value-type="string">
            <text:p>*, “элементы”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omponent_ref</text:p>
          </table:table-cell>
          <table:table-cell office:value-type="string" calcext:value-type="string">
            <text:p>*, “ключ”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@(410), число.1(base)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@(400), @(420)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omponent_ref</text:p>
          </table:table-cell>
          <table:table-cell office:value-type="string" calcext:value-type="string">
            <text:p>@(430), “значение”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@(440), число.1(base)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rule_crawler</text:p>
          </table:table-cell>
          <table:table-cell office:value-type="string" calcext:value-type="string">
            <text:p>элементы(16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@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ключ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ключ(480), @(47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ule_crawler(2)</text:p>
          </table:table-cell>
          <table:table-cell office:value-type="string" calcext:value-type="string">
            <text:p>@(42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ключ(480), число.1(bas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ule_crawler(2)</text:p>
          </table:table-cell>
          <table:table-cell office:value-type="string" calcext:value-type="string">
            <text:p>@(44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значе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значение(530), @(47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значение(530), число.1(bas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@(470), элементы(16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rule_crawler</text:p>
          </table:table-cell>
          <table:table-cell office:value-type="string" calcext:value-type="string">
            <text:p>rule(proto.множество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межуточные вычисления опущены. Предполагается, что это будет нативная операция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@(470), элемент(4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ключ(7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omponent_crawler</text:p>
          </table:table-cell>
          <table:table-cell office:value-type="string" calcext:value-type="string">
            <text:p>ключ(48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ключ(480), ключ(7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значение(1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omponent_crawler</text:p>
          </table:table-cell>
          <table:table-cell office:value-type="string" calcext:value-type="string">
            <text:p>значение(53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значение(530), значение(1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@(410), число.2(base)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@(400), @(650)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omponent_ref</text:p>
          </table:table-cell>
          <table:table-cell office:value-type="string" calcext:value-type="string">
            <text:p>@(660), “значение”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@(670), число.1(base)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ule_crawler</text:p>
          </table:table-cell>
          <table:table-cell office:value-type="string" calcext:value-type="string">
            <text:p>элементы(16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@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то копипаста со строки 4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ключ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ключ(700), @(69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rule_crawler(2)</text:p>
          </table:table-cell>
          <table:table-cell office:value-type="string" calcext:value-type="string">
            <text:p>@(65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ключ(700), число.2(bas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ule_crawler(2)</text:p>
          </table:table-cell>
          <table:table-cell office:value-type="string" calcext:value-type="string">
            <text:p>@(67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значе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значение(750), @(70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значение(750), число.1(bas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@(690), элементы(16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rule_crawler</text:p>
          </table:table-cell>
          <table:table-cell office:value-type="string" calcext:value-type="string">
            <text:p>rule(proto.множество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межуточные вычисления опущены. Предполагается, что это будет нативная операция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@(690), элемент(4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ключ(7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omponent_crawler</text:p>
          </table:table-cell>
          <table:table-cell office:value-type="string" calcext:value-type="string">
            <text:p>ключ(70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ключ(700), ключ(7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значение(1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omponent_crawler</text:p>
          </table:table-cell>
          <table:table-cell office:value-type="string" calcext:value-type="string">
            <text:p>значение(75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значение(750), значение(1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65.1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5.2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N-1</text:p>
          </table:table-cell>
        </table:table-row>
        <table:table-row table:style-name="ro1">
          <table:table-cell office:value-type="string" calcext:value-type="string">
            <text:p>865.3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@(865.20), число.1(base), N(865.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5.4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N-2</text:p>
          </table:table-cell>
        </table:table-row>
        <table:table-row table:style-name="ro1">
          <table:table-cell office:value-type="string" calcext:value-type="string">
            <text:p>865.5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@(865.40), число.2(base), N(865.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5.60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@(410), N(865.10)</text:p>
          </table:table-cell>
          <table:table-cell/>
          <table:table-cell table:style-name="ce4" office:value-type="string" calcext:value-type="string">
            <text:p><text:span text:style-name="T2">ключ=</text:span><text:span text:style-name="T3">N</text:span></text:p>
          </table:table-cell>
        </table:table-row>
        <table:table-row table:style-name="ro1">
          <table:table-cell office:value-type="string" calcext:value-type="string">
            <text:p>865.70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@(410), N(865.20)</text:p>
          </table:table-cell>
          <table:table-cell/>
          <table:table-cell table:style-name="ce5" office:value-type="string" calcext:value-type="string">
            <text:p><text:span text:style-name="T2">ключ=</text:span><text:span text:style-name="T3">N-1</text:span></text:p>
          </table:table-cell>
        </table:table-row>
        <table:table-row table:style-name="ro1">
          <table:table-cell office:value-type="string" calcext:value-type="string">
            <text:p>865.80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@(410), N(865.40)</text:p>
          </table:table-cell>
          <table:table-cell/>
          <table:table-cell table:style-name="ce4" office:value-type="string" calcext:value-type="string">
            <text:p><text:span text:style-name="T2">ключ=</text:span><text:span text:style-name="T3">N-2</text:span></text:p>
          </table:table-cell>
        </table:table-row>
        <table:table-row table:style-name="ro2">
          <table:table-cell office:value-type="string" calcext:value-type="string">
            <text:p>865.9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@(400), @(865.60)</text:p>
          </table:table-cell>
          <table:table-cell/>
          <table:table-cell table:style-name="ce6" office:value-type="string" calcext:value-type="string">
            <text:p><text:span text:style-name="T2">элементы</text:span>[<text:span text:style-name="T2">ключ=</text:span><text:span text:style-name="T3">N]</text:span></text:p>
          </table:table-cell>
        </table:table-row>
        <table:table-row table:style-name="ro1">
          <table:table-cell office:value-type="string" calcext:value-type="string">
            <text:p>865.100</text:p>
          </table:table-cell>
          <table:table-cell office:value-type="string" calcext:value-type="string">
            <text:p>component_ref</text:p>
          </table:table-cell>
          <table:table-cell office:value-type="string" calcext:value-type="string">
            <text:p>@(865.90), “значение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65.11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@(400), @(865.70)</text:p>
          </table:table-cell>
          <table:table-cell/>
          <table:table-cell table:style-name="ce6" office:value-type="string" calcext:value-type="string">
            <text:p><text:span text:style-name="T2">элементы</text:span>[<text:span text:style-name="T2">ключ=</text:span><text:span text:style-name="T3">N-1]</text:span></text:p>
          </table:table-cell>
        </table:table-row>
        <table:table-row table:style-name="ro1">
          <table:table-cell office:value-type="string" calcext:value-type="string">
            <text:p>865.120</text:p>
          </table:table-cell>
          <table:table-cell office:value-type="string" calcext:value-type="string">
            <text:p>component_ref</text:p>
          </table:table-cell>
          <table:table-cell office:value-type="string" calcext:value-type="string">
            <text:p>@(865.110), “значение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65.13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@(400), @(865.80)</text:p>
          </table:table-cell>
          <table:table-cell/>
          <table:table-cell table:style-name="ce6" office:value-type="string" calcext:value-type="string">
            <text:p><text:span text:style-name="T2">элементы</text:span>[<text:span text:style-name="T2">ключ=</text:span><text:span text:style-name="T3">N-2]</text:span></text:p>
          </table:table-cell>
        </table:table-row>
        <table:table-row table:style-name="ro1">
          <table:table-cell office:value-type="string" calcext:value-type="string">
            <text:p>865.140</text:p>
          </table:table-cell>
          <table:table-cell office:value-type="string" calcext:value-type="string">
            <text:p>component_ref</text:p>
          </table:table-cell>
          <table:table-cell office:value-type="string" calcext:value-type="string">
            <text:p>@(865.130), “значение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5.15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@(865.120), @(865.140), @(865.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5.160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@(865.150), факториал_ряд(10)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результат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omponent_ref</text:p>
          </table:table-cell>
          <table:table-cell office:value-type="string" calcext:value-type="string">
            <text:p>факториал_ряд, “элементы”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@(410), число.3(base)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@(880), @(890)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@(900), “значение”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результат(870), @910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rule_crawler</text:p>
          </table:table-cell>
          <table:table-cell office:value-type="string" calcext:value-type="string">
            <text:p>элементы(16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@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ключ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ключ(950), @(94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rule_crawler(2)</text:p>
          </table:table-cell>
          <table:table-cell office:value-type="string" calcext:value-type="string">
            <text:p>@(89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ключ(950), число.3(bas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rule_crawler(2)</text:p>
          </table:table-cell>
          <table:table-cell office:value-type="string" calcext:value-type="string">
            <text:p>@(9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notion_def</text:p>
          </table:table-cell>
          <table:table-cell office:value-type="string" calcext:value-type="string">
            <text:p>значе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значение(1000), @(94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@(940), элементы(16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rule_crawler</text:p>
          </table:table-cell>
          <table:table-cell office:value-type="string" calcext:value-type="string">
            <text:p>rule(proto.множество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межуточные вычисления опущены. Предполагается, что это будет нативная операция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@(940), элемент(4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ключ(7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component_crawler</text:p>
          </table:table-cell>
          <table:table-cell office:value-type="string" calcext:value-type="string">
            <text:p>ключ(95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ключ(950), ключ(7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instance_crawler</text:p>
          </table:table-cell>
          <table:table-cell office:value-type="string" calcext:value-type="string">
            <text:p>значение(1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component_crawler</text:p>
          </table:table-cell>
          <table:table-cell office:value-type="string" calcext:value-type="string">
            <text:p>значение(100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значение(1000), значение(11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результат(870)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rule_crawler</text:p>
          </table:table-cell>
          <table:table-cell office:value-type="string" calcext:value-type="string">
            <text:p>@(98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ило здоровое, промежуточные вычесления не указываю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rule_crawler(2)</text:p>
          </table:table-cell>
          <table:table-cell office:value-type="string" calcext:value-type="string">
            <text:p>значение(100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rule_crawler(3)</text:p>
          </table:table-cell>
          <table:table-cell office:value-type="string" calcext:value-type="string">
            <text:p>@(865.1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десь представлен вариант, когда сразу найден правильный узел с правилом (ключ=N). Вместо этого могло быть найдено правило N-1 или N-2. Но из-за того, что поиск ведётся в ширину, правильное направление поиска также обработается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значение(1000), число.2(ba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межуточные вычисления опущены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104840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font-size="12pt"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.00.0000</text:date>, <text:time style:data-style-name="N2" text:time-value="21:45: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 LibreOffice_project/8061b3e9204bef6b321a21033174034a5e2ea88e</meta:generator>
    <dc:date>2020-08-18T01:33:09.332000000</dc:date>
    <meta:editing-duration>PT1H24M42S</meta:editing-duration>
    <meta:editing-cycles>5</meta:editing-cycles>
    <meta:document-statistic meta:table-count="2" meta:cell-count="804" meta:object-count="0"/>
  </office:meta>
</office:document-meta>
</file>